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82H51M26.603S" calcext:value-type="time">
            <text:p>382:51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oom bounds efficiency, multi-backpack inventory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16H07M45.93S" calcext:value-type="time">
            <text:p>16:0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8:09:29.6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0T10:39:51.270000000</dc:date>
    <dc:creator>Benjamin Laws</dc:creator>
    <meta:editing-duration>P15DT14H40M12S</meta:editing-duration>
    <meta:editing-cycles>432</meta:editing-cycles>
    <meta:generator>LibreOffice/7.1.8.1$Windows_X86_64 LibreOffice_project/e1f30c802c3269a1d052614453f260e49458c82c</meta:generator>
    <meta:document-statistic meta:table-count="2" meta:cell-count="603" meta:object-count="0"/>
  </office:meta>
</office:document-meta>
</file>